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iostream&gt;</text:p>
      <text:p text:style-name="Standard">#include &lt;iomanip&gt;</text:p>
      <text:p text:style-name="Standard">#include "math.h"</text:p>
      <text:p text:style-name="Standard">#include "box_dossier.h"</text:p>
      <text:p text:style-name="Standard">#include &lt;thread&gt;</text:p>
      <text:p text:style-name="Standard">using namespace std;</text:p>
      <text:p text:style-name="Standard"/>
      <text:p text:style-name="Standard">int main(int argc,char** argv)</text:p>
      <text:p text:style-name="Standard">{</text:p>
      <text:p text:style-name="Standard"><text:s text:c="4"/>int number ;</text:p>
      <text:p text:style-name="Standard"><text:s text:c="4"/>float rst;</text:p>
      <text:p text:style-name="Standard"><text:s text:c="4"/>int rowsx;</text:p>
      <text:p text:style-name="Standard"><text:s text:c="4"/>int columnsz;</text:p>
      <text:p text:style-name="Standard"><text:s text:c="4"/>string snumber;</text:p>
      <text:p text:style-name="Standard"><text:s text:c="4"/>cout&lt;&lt;"enter a number \n";</text:p>
      <text:p text:style-name="Standard"><text:s text:c="4"/>cin&gt;&gt;number;</text:p>
      <text:p text:style-name="Standard"><text:s text:c="4"/>snumber+=to_string(number);</text:p>
      <text:p text:style-name="Standard"><text:s text:c="4"/>cout&lt;&lt;"the string of number is " &lt;&lt; snumber &lt;&lt;"\n";</text:p>
      <text:p text:style-name="Standard"><text:s text:c="4"/>cout&lt;&lt;"max columns " &lt;&lt; snumber.size() &lt;&lt;"\n";</text:p>
      <text:p text:style-name="Standard"><text:s text:c="4"/>cout&lt;&lt;"enter fit rows\n";</text:p>
      <text:p text:style-name="Standard"><text:s text:c="4"/>cin&gt;&gt;rowsx;</text:p>
      <text:p text:style-name="Standard"><text:s text:c="4"/>cout&lt;&lt;"the rows " &lt;&lt; rowsx &lt;&lt; "\n" ;</text:p>
      <text:p text:style-name="Standard"><text:s text:c="4"/>cout&lt;&lt;"enter deuteri columnsz\n";</text:p>
      <text:p text:style-name="Standard"><text:s text:c="4"/>cin&gt;&gt;columnsz;</text:p>
      <text:p text:style-name="Standard"><text:s text:c="4"/>cout&lt;&lt;"the columns " &lt;&lt; columnsz &lt;&lt; "\n";</text:p>
      <text:p text:style-name="Standard"><text:s text:c="4"/>int ar[rowsx][columnsz];</text:p>
      <text:p text:style-name="Standard"><text:s text:c="4"/>cout&lt;&lt;"o pinakas einai " &lt;&lt; rowsx &lt;&lt; " x " &lt;&lt; columnsz &lt;&lt;"\n";</text:p>
      <text:p text:style-name="Standard"/>
      <text:p text:style-name="Standard"/>
      <text:p text:style-name="Standard"><text:s text:c="4"/>// int dossi_boxifil(int number,float rst,int rowsx,int columnsz,string snumber);</text:p>
      <text:p text:style-name="Standard"><text:s text:c="4"/>//box_dossier *bds=new box_dossier();</text:p>
      <text:p text:style-name="Standard"/>
      <text:p text:style-name="Standard"><text:s text:c="4"/>//bds-&gt;dossi_boxifil(number,rst,rowsx,columnsz,snumber);</text:p>
      <text:p text:style-name="Standard"/>
      <text:p text:style-name="Standard"><text:s text:c="4"/>int tmpvl=1;</text:p>
      <text:p text:style-name="Standard"><text:s text:c="4"/>char ck;</text:p>
      <text:p text:style-name="Standard"><text:s text:c="4"/>int mlk=0;</text:p>
      <text:p text:style-name="Standard"><text:s text:c="4"/>int tmpsum=0;</text:p>
      <text:p text:style-name="Standard"><text:s text:c="4"/>int j=0;</text:p>
      <text:p text:style-name="Standard"><text:s text:c="4"/>int k=0;</text:p>
      <text:p text:style-name="Standard"><text:s text:c="4"/>int frno=0;</text:p>
      <text:p text:style-name="Standard"><text:s text:c="4"/>int mri=0;</text:p>
      <text:p text:style-name="Standard"><text:s text:c="4"/>int lri=0;</text:p>
      <text:p text:style-name="Standard"/>
      <text:p text:style-name="Standard"><text:s text:c="4"/>for(int i=0;i&lt;=snumber.size()-1;i++){cout&lt;&lt;snumber.at(i) &lt;&lt; " ";}</text:p>
      <text:p text:style-name="Standard"><text:s text:c="4"/>cout&lt;&lt;"\n";</text:p>
      <text:p text:style-name="Standard"><text:s text:c="4"/>cout&lt;&lt;"----------------------------------------------------------------\n";</text:p>
      <text:p text:style-name="Standard"><text:s text:c="4"/>for(int i=0;i&lt;=snumber.size()-1;i++){</text:p>
      <text:p text:style-name="Standard"><text:s text:c="12"/>ck=snumber.at(i);</text:p>
      <text:p text:style-name="Standard"><text:s text:c="12"/>mlk=stoi(&amp;ck);</text:p>
      <text:p text:style-name="Standard"><text:s text:c="12"/>mri=0;</text:p>
      <text:p text:style-name="Standard"><text:s text:c="12"/>lri=0;</text:p>
      <text:p text:style-name="Standard"><text:soft-page-break/><text:s text:c="12"/>for(;;){</text:p>
      <text:p text:style-name="Standard"><text:s text:c="20"/>//cout&lt;&lt;"entered " &lt;&lt; mri &lt;&lt;"@ i " &lt;&lt; i &lt;&lt; " @vl " &lt;&lt; mlk &lt;&lt;"\n";</text:p>
      <text:p text:style-name="Standard"><text:s text:c="20"/>//cout&lt;&lt;"using " &lt;&lt; j &lt;&lt; " and " &lt;&lt; k &lt;&lt;"\n";</text:p>
      <text:p text:style-name="Standard"><text:s text:c="20"/>ar[j][k]=tmpvl;</text:p>
      <text:p text:style-name="Standard"><text:s text:c="20"/>//cout&lt;&lt;"vls " &lt;&lt; j &lt;&lt; " <text:s/>and " &lt;&lt; k &lt;&lt; " and vls " &lt;&lt; tmpvl &lt;&lt;"\n";</text:p>
      <text:p text:style-name="Standard"><text:s text:c="20"/>j+=1;</text:p>
      <text:p text:style-name="Standard"><text:s text:c="20"/>tmpsum+=tmpvl;</text:p>
      <text:p text:style-name="Standard"><text:s text:c="20"/>if(j==rowsx-1){</text:p>
      <text:p text:style-name="Standard"><text:s text:c="36"/>tmpsum=mlk-tmpsum;</text:p>
      <text:p text:style-name="Standard"><text:s text:c="36"/>//tmpvl=tmpsum;</text:p>
      <text:p text:style-name="Standard"><text:s text:c="36"/>//cout&lt;&lt;"last row <text:s/>" &lt;&lt; j &lt;&lt;" " &lt;&lt; tmpsum &lt;&lt; " " &lt;&lt; tmpvl &lt;&lt;" " &lt;&lt;mlk &lt;&lt;"\n";</text:p>
      <text:p text:style-name="Standard"><text:s text:c="36"/>ar[j][k]=tmpsum;</text:p>
      <text:p text:style-name="Standard"><text:s text:c="36"/>if(tmpsum==-1){ar[j][k]=0;}</text:p>
      <text:p text:style-name="Standard"><text:s text:c="36"/>if(ar[j-1][k]==0){ar[j][k]=0;}</text:p>
      <text:p text:style-name="Standard"><text:s text:c="36"/>}</text:p>
      <text:p text:style-name="Standard"><text:s text:c="20"/>mri+=1;</text:p>
      <text:p text:style-name="Standard"><text:s text:c="20"/>//cout&lt;&lt;"leaving " &lt;&lt; mri &lt;&lt;"@ i " &lt;&lt; i &lt;&lt; " @vl " &lt;&lt; mlk &lt;&lt;"\n";</text:p>
      <text:p text:style-name="Standard"><text:s text:c="20"/>if(mri-1==0 &amp;&amp; mlk==1){ar[j][k]=0; lri=1;}</text:p>
      <text:p text:style-name="Standard"><text:s text:c="20"/>if(j==rowsx-1){break;}</text:p>
      <text:p text:style-name="Standard"><text:s text:c="20"/>std::this_thread::sleep_for(std::chrono::milliseconds(250));</text:p>
      <text:p text:style-name="Standard"><text:s text:c="12"/>}</text:p>
      <text:p text:style-name="Standard"><text:s text:c="12"/>tmpvl=1;</text:p>
      <text:p text:style-name="Standard"><text:s text:c="12"/>tmpsum=0;</text:p>
      <text:p text:style-name="Standard"><text:s text:c="12"/>k+=1;</text:p>
      <text:p text:style-name="Standard"><text:s text:c="12"/>j=0;</text:p>
      <text:p text:style-name="Standard"><text:s text:c="4"/>}</text:p>
      <text:p text:style-name="Standard"/>
      <text:p text:style-name="Standard"><text:s text:c="3"/>for(int j=0;j&lt;rowsx;j++){</text:p>
      <text:p text:style-name="Standard"><text:s text:c="8"/>for(int k=0;k&lt;columnsz;k++){</text:p>
      <text:p text:style-name="Standard"><text:s text:c="12"/>cout&lt;&lt;ar[j][k] &lt;&lt; " " ;</text:p>
      <text:p text:style-name="Standard"><text:s text:c="12"/>std::this_thread::sleep_for(std::chrono::milliseconds(250));</text:p>
      <text:p text:style-name="Standard"><text:s text:c="8"/>}</text:p>
      <text:p text:style-name="Standard"><text:s text:c="8"/>cout&lt;&lt;"\n";</text:p>
      <text:p text:style-name="Standard"><text:s text:c="3"/>}</text:p>
      <text:p text:style-name="Standard"/>
      <text:p text:style-name="Standard"/>
      <text:p text:style-name="Standard"/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14:38:12.586592273</meta:creation-date>
    <dc:date>2025-11-15T14:38:17.835579048</dc:date>
    <meta:editing-duration>PT6S</meta:editing-duration>
    <meta:editing-cycles>1</meta:editing-cycles>
    <meta:document-statistic meta:table-count="0" meta:image-count="0" meta:object-count="0" meta:page-count="2" meta:paragraph-count="81" meta:word-count="251" meta:character-count="2721" meta:non-whitespace-character-count="1740"/>
    <meta:generator>LibreOffice/7.4.7.2$Linux_AARCH64 LibreOffice_project/40$Build-2</meta:generator>
  </office:meta>
</office:document-meta>
</file>